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canvaswidth</mi>
            <mo stretchy="false">=</mo>
            <mrow>
              <mrow>
                <mi mathvariant="italic">numberofhexes</mi>
                <mo stretchy="false">×</mo>
                <mi mathvariant="italic">hexsize</mi>
                <mo stretchy="false">×</mo>
                <mn>2</mn>
              </mrow>
              <mo stretchy="false">+</mo>
              <mrow>
                <mi mathvariant="italic">hexsize</mi>
                <mo stretchy="false">∗</mo>
                <mn>.5</mn>
              </mrow>
            </mrow>
          </mrow>
        </mtd>
      </mtr>
      <mtr>
        <mtd>
          <mrow>
            <mn>550</mn>
            <mo stretchy="false">=</mo>
            <mrow>
              <mrow>
                <mn>17</mn>
                <mo stretchy="false">×</mo>
                <mn>20</mn>
                <mo stretchy="false">×</mo>
                <mn>2</mn>
              </mrow>
              <mo stretchy="false">+</mo>
              <mrow>
                <mn>20</mn>
                <mo stretchy="false">∗</mo>
                <mn>.5</mn>
              </mrow>
            </mrow>
          </mrow>
        </mtd>
      </mtr>
    </mtable>
    <annotation encoding="StarMath 5.0">canvaswidth = numberofhexes times hexsize times 2  + hexsize * .5newline
550 = 17 times 20 times 2 + 20 * .5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0:25:09.158623129</meta:creation-date>
    <dc:date>2018-04-02T18:46:14.928627761</dc:date>
    <meta:editing-duration>P1DT7H39M32S</meta:editing-duration>
    <meta:editing-cycles>10</meta:editing-cycles>
    <meta:generator>LibreOffice/6.0.2.1.0$Linux_X86_64 LibreOffice_project/00m0$Build-1</meta:generator>
  </office:meta>
</office:document-meta>
</file>